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fo:font-style="italic" fo:font-weight="bold" officeooo:rsid="000a00e5" officeooo:paragraph-rsid="000a00e5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fo:font-style="italic" fo:font-weight="bold" officeooo:rsid="000b78f0" officeooo:paragraph-rsid="000b78f0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officeooo:paragraph-rsid="00120e2b"/>
    </style:style>
    <style:style style:name="P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15e189"/>
    </style:style>
    <style:style style:name="P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16c675"/>
    </style:style>
    <style:style style:name="P6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19de71"/>
    </style:style>
    <style:style style:name="P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22992d"/>
    </style:style>
    <style:style style:name="P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2600e6"/>
    </style:style>
    <style:style style:name="P9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274e7e"/>
    </style:style>
    <style:style style:name="T1" style:family="text">
      <style:text-properties fo:font-style="normal" fo:font-weight="normal" officeooo:rsid="000b0405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0c347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d1a83" style:font-style-asian="normal" style:font-weight-asian="normal" style:font-style-complex="normal" style:font-weight-complex="normal"/>
    </style:style>
    <style:style style:name="T4" style:family="text">
      <style:text-properties officeooo:rsid="000b0405"/>
    </style:style>
    <style:style style:name="T5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Times New Roman" fo:font-size="14pt" fo:font-style="normal" fo:font-weight="normal" officeooo:rsid="00120e2b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Times New Roman" fo:font-size="14pt" fo:font-style="normal" fo:font-weight="normal" officeooo:rsid="00107d0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font-style="italic" fo:font-weight="bold" officeooo:rsid="000eb877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120e2b" style:font-size-asian="14pt" style:font-size-complex="14pt"/>
    </style:style>
    <style:style style:name="T1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fo:font-weight="normal" officeooo:rsid="00107d0e" style:font-style-asian="normal" style:font-weight-asian="normal" style:font-style-complex="normal" style:font-weight-complex="normal"/>
    </style:style>
    <style:style style:name="T13" style:family="text">
      <style:text-properties officeooo:rsid="00274e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инарный: <text:span text:style-name="T1">вхождение в состав Золотого кольца России;</text:span></text:p>
      <text:p text:style-name="P2"><text:span text:style-name="T4">Ч</text:span>исловой: <text:span text:style-name="T2">расстояние от Москвы, </text:span><text:span text:style-name="T3">население;</text:span></text:p>
      <text:p text:style-name="P3"><text:span text:style-name="T8">Категорийный (неприводимый): </text:span><text:span text:style-name="T6">направление туризма (гастрономическое, паломничество, и</text:span><text:span text:style-name="T9">сторическ</text:span><text:span text:style-name="T10">ое</text:span><text:span text:style-name="T9">, </text:span><text:span text:style-name="T10">н</text:span><text:span text:style-name="T9">аучн</text:span><text:span text:style-name="T10">ое, с</text:span><text:span text:style-name="T9">портивн</text:span><text:span text:style-name="T10">ое, п</text:span><text:span text:style-name="T9">ляжн</text:span><text:span text:style-name="T10">ое) / </text:span><text:span text:style-name="T7">принадлежность области.</text:span></text:p>
      <text:p text:style-name="P3"><text:span text:style-name="T7"/></text:p>
      <text:p text:style-name="P4"><text:span text:style-name="T11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0:49:43.451829300</meta:creation-date>
    <dc:date>2022-10-04T02:17:03.124765286</dc:date>
    <meta:editing-duration>PT3H15M17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5" meta:character-count="246" meta:non-whitespace-character-count="224"/>
  </office:meta>
</office:document-meta>
</file>